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885416666666667in"/>
    </style:style>
    <style:style style:name="co3" style:family="table-column">
      <style:table-column-properties fo:break-before="auto" style:column-width="3.6666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1" office:value-type="string">
            <text:p>Report Type </text:p>
          </table:table-cell>
          <table:table-cell table:style-name="ce22" office:value-type="string">
            <text:p>Street </text:p>
          </table:table-cell>
          <table:table-cell table:style-name="ce23" office:value-type="string">
            <text:p>Sub-Division</text:p>
          </table:table-cell>
        </table:table-row>
        <table:table-row table:style-name="ro2">
          <table:table-cell table:style-name="ce24" office:value-type="date" office:date-value="2005-01-10T00:00:00">
            <text:p>1/1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ALEXANDER HAMILTON BOULEVAR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6-29T00:00:00">
            <text:p>6/29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ALEXANDER HAMILTON BOULEVAR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7-08T00:00:00">
            <text:p>7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ALEXANDER HAMILTON BOULEVAR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30T00:00:00">
            <text:p>8/30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AMBLER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14T00:00:00">
            <text:p>9/14/2005</text:p>
          </table:table-cell>
          <table:table-cell table:style-name="ce21" office:value-type="string">
            <text:p>FRAUD, ALL OTHERS </text:p>
          </table:table-cell>
          <table:table-cell table:style-name="ce21" office:value-type="string">
            <text:p>AMBLER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1-12T00:00:00">
            <text:p>1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2-11T00:00:00">
            <text:p>2/11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2-23T00:00:00">
            <text:p>2/23/2005</text:p>
          </table:table-cell>
          <table:table-cell table:style-name="ce21" office:value-type="string">
            <text:p>IDENTITY FRAUD &gt; $200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6-06T00:00:00">
            <text:p>6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30T00:00:00">
            <text:p>8/30/2005</text:p>
          </table:table-cell>
          <table:table-cell table:style-name="ce21" office:value-type="string">
            <text:p>FORGING PUBLIC RECORDS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30T00:00:00">
            <text:p>8/30/2005</text:p>
          </table:table-cell>
          <table:table-cell table:style-name="ce21" office:value-type="string">
            <text:p>PERJURY </text:p>
          </table:table-cell>
          <table:table-cell table:style-name="ce22" office:value-type="string">
            <text:p>BALLARD STREET 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9-23T00:00:00">
            <text:p>9/23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25T00:00:00">
            <text:p>9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1-01T00:00:00">
            <text:p>11/1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1-14T00:00:00">
            <text:p>11/1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2-04T00:00:00">
            <text:p>12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2-12T00:00:00">
            <text:p>12/12/2005</text:p>
          </table:table-cell>
          <table:table-cell table:style-name="ce21" office:value-type="string">
            <text:p>FORGING, UTTERING </text:p>
          </table:table-cell>
          <table:table-cell table:style-name="ce21" office:value-type="string">
            <text:p>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7-05T00:00:00">
            <text:p>7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ALLARD STREET &amp; MAIN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6-09T00:00:00">
            <text:p>6/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ALLARD STREET &amp; REA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3-07T00:00:00">
            <text:p>3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11T00:00:00">
            <text:p>5/11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24T00:00:00">
            <text:p>5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24T00:00:00">
            <text:p>5/24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26T00:00:00">
            <text:p>5/26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27T00:00:00">
            <text:p>5/27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27T00:00:00">
            <text:p>5/27/2005</text:p>
          </table:table-cell>
          <table:table-cell table:style-name="ce21" office:value-type="string">
            <text:p>POSSESS FIREARMS BY CONVICTED FELONS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21T00:00:00">
            <text:p>9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23T00:00:00">
            <text:p>9/23/2005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BAPTIST ROAD </text:p>
          </table:table-cell>
          <table:table-cell table:style-name="ce23" office:value-type="string">
            <text:p>LACKEY</text:p>
          </table:table-cell>
        </table:table-row>
        <table:table-row table:style-name="ro2">
          <table:table-cell table:style-name="ce24" office:value-type="date" office:date-value="2005-10-07T00:00:00">
            <text:p>10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14T00:00:00">
            <text:p>11/14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BAPTIST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3-16T00:00:00">
            <text:p>3/1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APTIST ROAD &amp; YORKTOWN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1-03T00:00:00">
            <text:p>1/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1-03T00:00:00">
            <text:p>1/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1-09T00:00:00">
            <text:p>1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1-16T00:00:00">
            <text:p>1/1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1-16T00:00:00">
            <text:p>1/1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1-24T00:00:00">
            <text:p>1/2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2-21T00:00:00">
            <text:p>2/21/2005</text:p>
          </table:table-cell>
          <table:table-cell table:style-name="ce21" office:value-type="string">
            <text:p>PEEPING INTO OCCUPIED DWELLING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3-11T00:00:00">
            <text:p>3/11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3-15T00:00:00">
            <text:p>3/15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3-20T00:00:00">
            <text:p>3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3-20T00:00:00">
            <text:p>3/20/2005</text:p>
          </table:table-cell>
          <table:table-cell table:style-name="ce21" office:value-type="string">
            <text:p>BRANDISHING FIREARM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3-20T00:00:00">
            <text:p>3/20/2005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3-21T00:00:00">
            <text:p>3/2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4-13T00:00:00">
            <text:p>4/13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4-23T00:00:00">
            <text:p>4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4-30T00:00:00">
            <text:p>4/30/2005</text:p>
          </table:table-cell>
          <table:table-cell table:style-name="ce21" office:value-type="string">
            <text:p>THREATEN TO BURN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06T00:00:00">
            <text:p>5/6/2005</text:p>
          </table:table-cell>
          <table:table-cell table:style-name="ce21" office:value-type="string">
            <text:p>ABDUCTION/KIDNAPPING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06T00:00:00">
            <text:p>5/6/2005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BARHAM BOULEVARD </text:p>
          </table:table-cell>
          <table:table-cell table:style-name="ce23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06T00:00:00">
            <text:p>5/6/2005</text:p>
          </table:table-cell>
          <table:table-cell table:style-name="ce21" office:value-type="string">
            <text:p>RAPE </text:p>
          </table:table-cell>
          <table:table-cell table:style-name="ce22" office:value-type="string">
            <text:p>BARHAM BOULEVARD </text:p>
          </table:table-cell>
          <table:table-cell table:style-name="ce23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06T00:00:00">
            <text:p>5/6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10T00:00:00">
            <text:p>5/10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11T00:00:00">
            <text:p>5/11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20T00:00:00">
            <text:p>5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31T00:00:00">
            <text:p>5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6-14T00:00:00">
            <text:p>6/1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6-21T00:00:00">
            <text:p>6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7-05T00:00:00">
            <text:p>7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7-09T00:00:00">
            <text:p>7/9/2005</text:p>
          </table:table-cell>
          <table:table-cell table:style-name="ce21" office:value-type="string">
            <text:p>ROBBERY </text:p>
          </table:table-cell>
          <table:table-cell table:style-name="ce22" office:value-type="string">
            <text:p>BARHAM BOULEVARD </text:p>
          </table:table-cell>
          <table:table-cell table:style-name="ce23" office:value-type="string">
            <text:p>RIVERMEADE</text:p>
          </table:table-cell>
        </table:table-row>
        <table:table-row table:style-name="ro2">
          <table:table-cell table:style-name="ce24" office:value-type="date" office:date-value="2005-07-26T00:00:00">
            <text:p>7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9-20T00:00:00">
            <text:p>9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9-29T00:00:00">
            <text:p>9/29/2005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0-22T00:00:00">
            <text:p>10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0-27T00:00:00">
            <text:p>10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1-09T00:00:00">
            <text:p>11/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1-10T00:00:00">
            <text:p>11/10/2005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1-11T00:00:00">
            <text:p>11/11/200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1-17T00:00:00">
            <text:p>11/1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1-26T00:00:00">
            <text:p>11/26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2-03T00:00:00">
            <text:p>12/3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HAM BOULEVARD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3-26T00:00:00">
            <text:p>3/26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RIGHTWOOD TERRACE </text:p>
          </table:table-cell>
          <table:table-cell table:style-name="ce21" office:value-type="string">
            <text:p>GRAND OAKS</text:p>
          </table:table-cell>
        </table:table-row>
        <table:table-row table:style-name="ro2">
          <table:table-cell table:style-name="ce24" office:value-type="date" office:date-value="2005-01-28T00:00:00">
            <text:p>1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OWNS LANE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20T00:00:00">
            <text:p>11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OWNS LANE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1-26T00:00:00">
            <text:p>1/26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BOT DRIVE </text:p>
          </table:table-cell>
          <table:table-cell table:style-name="ce21" office:value-type="string">
            <text:p>WILLIAMS TERRACE</text:p>
          </table:table-cell>
        </table:table-row>
        <table:table-row table:style-name="ro2">
          <table:table-cell table:style-name="ce24" office:value-type="date" office:date-value="2005-04-18T00:00:00">
            <text:p>4/1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ANNON ROAD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5-08-07T00:00:00">
            <text:p>8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NNON ROAD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5-05-30T00:00:00">
            <text:p>5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ANNON ROAD &amp; OLD YORK-HAMPTON HIGHWAY </text:p>
          </table:table-cell>
          <table:table-cell table:style-name="ce21" office:value-type="string">
            <text:p>BATTLE PARK</text:p>
          </table:table-cell>
        </table:table-row>
        <table:table-row table:style-name="ro2">
          <table:table-cell table:style-name="ce24" office:value-type="date" office:date-value="2005-05-03T00:00:00">
            <text:p>5/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17T00:00:00">
            <text:p>5/1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6-11T00:00:00">
            <text:p>6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02T00:00:00">
            <text:p>11/2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02T00:00:00">
            <text:p>11/2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28T00:00:00">
            <text:p>11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29T00:00:00">
            <text:p>11/2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2-30T00:00:00">
            <text:p>12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CHURCH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1-22T00:00:00">
            <text:p>1/22/2005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COBURN COURT </text:p>
          </table:table-cell>
          <table:table-cell table:style-name="ce21" office:value-type="string">
            <text:p>COBURN COURT</text:p>
          </table:table-cell>
        </table:table-row>
        <table:table-row table:style-name="ro2">
          <table:table-cell table:style-name="ce24" office:value-type="date" office:date-value="2005-05-18T00:00:00">
            <text:p>5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BURN COURT </text:p>
          </table:table-cell>
          <table:table-cell table:style-name="ce21" office:value-type="string">
            <text:p>COBURN COURT</text:p>
          </table:table-cell>
        </table:table-row>
        <table:table-row table:style-name="ro2">
          <table:table-cell table:style-name="ce24" office:value-type="date" office:date-value="2005-08-09T00:00:00">
            <text:p>8/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OBURN COURT </text:p>
          </table:table-cell>
          <table:table-cell table:style-name="ce21" office:value-type="string">
            <text:p>COBURN COURT</text:p>
          </table:table-cell>
        </table:table-row>
        <table:table-row table:style-name="ro2">
          <table:table-cell table:style-name="ce24" office:value-type="date" office:date-value="2005-08-23T00:00:00">
            <text:p>8/23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COBURN COURT </text:p>
          </table:table-cell>
          <table:table-cell table:style-name="ce21" office:value-type="string">
            <text:p>COBURN COURT</text:p>
          </table:table-cell>
        </table:table-row>
        <table:table-row table:style-name="ro2">
          <table:table-cell table:style-name="ce24" office:value-type="date" office:date-value="2005-01-14T00:00:00">
            <text:p>1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3-02T00:00:00">
            <text:p>3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4-22T00:00:00">
            <text:p>4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01T00:00:00">
            <text:p>8/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09T00:00:00">
            <text:p>8/9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02T00:00:00">
            <text:p>9/2/2005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02T00:00:00">
            <text:p>9/2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19T00:00:00">
            <text:p>9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19T00:00:00">
            <text:p>9/19/2005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27T00:00:00">
            <text:p>9/27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0-12T00:00:00">
            <text:p>10/1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2-12T00:00:00">
            <text:p>12/12/2005</text:p>
          </table:table-cell>
          <table:table-cell table:style-name="ce21" office:value-type="string">
            <text:p>HIT &amp; RUN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2-18T00:00:00">
            <text:p>12/18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OOK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14T00:00:00">
            <text:p>8/1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&amp; 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0-20T00:00:00">
            <text:p>10/20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OOK ROAD &amp; 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1-05T00:00:00">
            <text:p>11/5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&amp; 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1-05T00:00:00">
            <text:p>11/5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COOK ROAD &amp; 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4-23T00:00:00">
            <text:p>4/2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OOK ROAD &amp; FALCON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4-01T00:00:00">
            <text:p>4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K ROAD &amp; 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5-01T00:00:00">
            <text:p>5/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OK ROAD &amp; OLD YORK HAMPTON HW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6-27T00:00:00">
            <text:p>6/27/2005</text:p>
          </table:table-cell>
          <table:table-cell table:style-name="ce21" office:value-type="string">
            <text:p>UNLAWFUL POSSESS ALCOHOLIC BEVERAGE </text:p>
          </table:table-cell>
          <table:table-cell table:style-name="ce21" office:value-type="string">
            <text:p>COOK ROAD &amp; SURRENDER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7-24T00:00:00">
            <text:p>7/24/2005</text:p>
          </table:table-cell>
          <table:table-cell table:style-name="ce21" office:value-type="string">
            <text:p>DRIVING AFTER FORFEITURE OF LICENSE </text:p>
          </table:table-cell>
          <table:table-cell table:style-name="ce21" office:value-type="string">
            <text:p>COOK ROAD &amp; SURRENDER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7-24T00:00:00">
            <text:p>7/24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&amp; SURRENDER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7-24T00:00:00">
            <text:p>7/24/2005</text:p>
          </table:table-cell>
          <table:table-cell table:style-name="ce21" office:value-type="string">
            <text:p>UNLAWFUL POSSESS ALCOHOLIC BEVERAGE </text:p>
          </table:table-cell>
          <table:table-cell table:style-name="ce21" office:value-type="string">
            <text:p>COOK ROAD &amp; SURRENDER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2-12T00:00:00">
            <text:p>2/12/2005</text:p>
          </table:table-cell>
          <table:table-cell table:style-name="ce21" office:value-type="string">
            <text:p>UNLAWFUL POSSESS ALCOHOLIC BEVERAGE </text:p>
          </table:table-cell>
          <table:table-cell table:style-name="ce21" office:value-type="string">
            <text:p>COOK ROAD AND BALLARD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4-14T00:00:00">
            <text:p>4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L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05-20T00:00:00">
            <text:p>5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L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07-13T00:00:00">
            <text:p>7/13/2005</text:p>
          </table:table-cell>
          <table:table-cell table:style-name="ce21" office:value-type="string">
            <text:p>ROBBERY </text:p>
          </table:table-cell>
          <table:table-cell table:style-name="ce22" office:value-type="string">
            <text:p>COOL COURT 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07-13T00:00:00">
            <text:p>7/13/2005</text:p>
          </table:table-cell>
          <table:table-cell table:style-name="ce21" office:value-type="string">
            <text:p>USE FIREARM IN COMMISSION OF FELONY </text:p>
          </table:table-cell>
          <table:table-cell table:style-name="ce23" office:value-type="string">
            <text:p>COOL COURT </text:p>
          </table:table-cell>
          <table:table-cell table:style-name="ce23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09-26T00:00:00">
            <text:p>9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L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10-25T00:00:00">
            <text:p>10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L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11-06T00:00:00">
            <text:p>11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L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12-10T00:00:00">
            <text:p>12/1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OL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11-01T00:00:00">
            <text:p>11/1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COOL COURT &amp; WHITT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11-01T00:00:00">
            <text:p>11/1/2005</text:p>
          </table:table-cell>
          <table:table-cell table:style-name="ce21" office:value-type="string">
            <text:p>MAIMING </text:p>
          </table:table-cell>
          <table:table-cell table:style-name="ce21" office:value-type="string">
            <text:p>COOL COURT &amp; WHITT COURT </text:p>
          </table:table-cell>
          <table:table-cell table:style-name="ce21" office:value-type="string">
            <text:p>YORKTOWN SQUARE</text:p>
          </table:table-cell>
        </table:table-row>
        <table:table-row table:style-name="ro2">
          <table:table-cell table:style-name="ce24" office:value-type="date" office:date-value="2005-08-27T00:00:00">
            <text:p>8/2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RAWFORD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17T00:00:00">
            <text:p>8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AWFORD ROAD &amp; GOOSLEY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2-28T00:00:00">
            <text:p>12/28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CRAWFORD ROAD &amp; NATIONAL PARK FIRE TRAIL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2-11T00:00:00">
            <text:p>2/1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CRAWFORD ROAD &amp; PARK SERVICE OVERPASS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4-11T00:00:00">
            <text:p>4/11/200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CRAWFORD ROAD &amp; TOWER LANE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4-11T00:00:00">
            <text:p>4/11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CRAWFORD ROAD &amp; TOWER LANE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6-25T00:00:00">
            <text:p>6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RAWFORD ROAD &amp; TOWER LANE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6-27T00:00:00">
            <text:p>6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DOGWOOD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16T00:00:00">
            <text:p>8/16/2005</text:p>
          </table:table-cell>
          <table:table-cell table:style-name="ce21" office:value-type="string">
            <text:p>MANUF, SALE, POSS CONTROL SUBST -SCHEDULE I,II </text:p>
          </table:table-cell>
          <table:table-cell table:style-name="ce21" office:value-type="string">
            <text:p>GEORGE WASH MEM HWY &amp; EDGEHILL LANE </text:p>
          </table:table-cell>
        </table:table-row>
        <table:table-row table:style-name="ro2">
          <table:table-cell table:style-name="ce24" office:value-type="date" office:date-value="2005-01-06T00:00:00">
            <text:p>1/6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EORGE WASH MEM HWY &amp; GOOSLEY ROAD </text:p>
          </table:table-cell>
        </table:table-row>
        <table:table-row table:style-name="ro2">
          <table:table-cell table:style-name="ce24" office:value-type="date" office:date-value="2005-01-05T00:00:00">
            <text:p>1/5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GEORGE WASH MEM HWY &amp; PARK SERVICE OVERPASS</text:p>
          </table:table-cell>
        </table:table-row>
        <table:table-row table:style-name="ro2">
          <table:table-cell table:style-name="ce24" office:value-type="date" office:date-value="2005-01-05T00:00:00">
            <text:p>1/5/2005</text:p>
          </table:table-cell>
          <table:table-cell table:style-name="ce21" office:value-type="string">
            <text:p>USING ABUSIVE LANGUAGE </text:p>
          </table:table-cell>
          <table:table-cell table:style-name="ce21" office:value-type="string">
            <text:p>GEORGE WASH MEM HWY &amp; PARK SERVICE OVERPASS</text:p>
          </table:table-cell>
        </table:table-row>
        <table:table-row table:style-name="ro2">
          <table:table-cell table:style-name="ce24" office:value-type="date" office:date-value="2005-01-05T00:00:00">
            <text:p>1/5/2005</text:p>
          </table:table-cell>
          <table:table-cell table:style-name="ce21" office:value-type="string">
            <text:p>DRIVING UNDER THE INFLUENCE,DRUGS </text:p>
          </table:table-cell>
          <table:table-cell table:style-name="ce21" office:value-type="string">
            <text:p>GEORGE WASH MEM HWY &amp; SIEGE LANE </text:p>
          </table:table-cell>
        </table:table-row>
        <table:table-row table:style-name="ro2">
          <table:table-cell table:style-name="ce24" office:value-type="date" office:date-value="2005-01-05T00:00:00">
            <text:p>1/5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GEORGE WASH MEM HWY &amp; SIEGE LANE </text:p>
          </table:table-cell>
        </table:table-row>
        <table:table-row table:style-name="ro2">
          <table:table-cell table:style-name="ce24" office:value-type="date" office:date-value="2005-05-21T00:00:00">
            <text:p>5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4" office:value-type="date" office:date-value="2005-05-22T00:00:00">
            <text:p>5/2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4" office:value-type="date" office:date-value="2005-06-19T00:00:00">
            <text:p>6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4" office:value-type="date" office:date-value="2005-06-20T00:00:00">
            <text:p>6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08T00:00:00">
            <text:p>8/8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GEORGE WASHINGTON MEMORIAL HIGHWA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5-25T00:00:00">
            <text:p>5/25/2005</text:p>
          </table:table-cell>
          <table:table-cell table:style-name="ce21" office:value-type="string">
            <text:p>GAS THEFT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4" office:value-type="date" office:date-value="2005-05-26T00:00:00">
            <text:p>5/26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GEORGE WASHINGTON MEMORIAL HIGHWAY </text:p>
          </table:table-cell>
        </table:table-row>
        <table:table-row table:style-name="ro2">
          <table:table-cell table:style-name="ce24" office:value-type="date" office:date-value="2005-10-16T00:00:00">
            <text:p>10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EROGE WASHINGTON MEMORIAL HIGHWA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11-19T00:00:00">
            <text:p>11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EROGE WASHINGTON MEMORIAL HIGHWA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6-10T00:00:00">
            <text:p>6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DWIN NECK ROAD </text:p>
          </table:table-cell>
          <table:table-cell table:style-name="ce21" office:value-type="string">
            <text:p>SEAFORD</text:p>
          </table:table-cell>
        </table:table-row>
        <table:table-row table:style-name="ro2">
          <table:table-cell table:style-name="ce24" office:value-type="date" office:date-value="2005-01-05T00:00:00">
            <text:p>1/5/2005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GOOSLEY ROAD 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1-30T00:00:00">
            <text:p>1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3-18T00:00:00">
            <text:p>3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7-24T00:00:00">
            <text:p>7/2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7-24T00:00:00">
            <text:p>7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8-18T00:00:00">
            <text:p>8/18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GOOSLEY ROAD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6-25T00:00:00">
            <text:p>6/25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GOOSLEY ROAD &amp; GEORGE WASH MEM HWY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2-03T00:00:00">
            <text:p>2/3/2005</text:p>
          </table:table-cell>
          <table:table-cell table:style-name="ce21" office:value-type="string">
            <text:p>PRODUCE, DISTRIBUTE, CHILD PORNOGRAPHY </text:p>
          </table:table-cell>
          <table:table-cell table:style-name="ce21" office:value-type="string">
            <text:p>HAMILTON ROAD </text:p>
          </table:table-cell>
          <table:table-cell table:style-name="ce21" office:value-type="string">
            <text:p>COAST GUARD STATION</text:p>
          </table:table-cell>
        </table:table-row>
        <table:table-row table:style-name="ro2">
          <table:table-cell table:style-name="ce24" office:value-type="date" office:date-value="2005-10-11T00:00:00">
            <text:p>10/11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HAMILTON ROAD </text:p>
          </table:table-cell>
          <table:table-cell table:style-name="ce21" office:value-type="string">
            <text:p>COAST GUARD STATION</text:p>
          </table:table-cell>
        </table:table-row>
        <table:table-row table:style-name="ro2">
          <table:table-cell table:style-name="ce24" office:value-type="date" office:date-value="2005-01-22T00:00:00">
            <text:p>1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FAYETTE ROAD </text:p>
          </table:table-cell>
          <table:table-cell table:style-name="ce21" office:value-type="string">
            <text:p>TEMPLE FARMS</text:p>
          </table:table-cell>
        </table:table-row>
        <table:table-row table:style-name="ro2">
          <table:table-cell table:style-name="ce24" office:value-type="date" office:date-value="2005-02-21T00:00:00">
            <text:p>2/2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FAYETTE ROAD </text:p>
          </table:table-cell>
          <table:table-cell table:style-name="ce21" office:value-type="string">
            <text:p>TEMPLE FARMS</text:p>
          </table:table-cell>
        </table:table-row>
        <table:table-row table:style-name="ro2">
          <table:table-cell table:style-name="ce24" office:value-type="date" office:date-value="2005-05-03T00:00:00">
            <text:p>5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FAYETTE ROAD </text:p>
          </table:table-cell>
          <table:table-cell table:style-name="ce21" office:value-type="string">
            <text:p>TEMPLE FARMS</text:p>
          </table:table-cell>
        </table:table-row>
        <table:table-row table:style-name="ro2">
          <table:table-cell table:style-name="ce24" office:value-type="date" office:date-value="2005-10-17T00:00:00">
            <text:p>10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AFAYETTE ROAD </text:p>
          </table:table-cell>
          <table:table-cell table:style-name="ce21" office:value-type="string">
            <text:p>TEMPLE FARMS</text:p>
          </table:table-cell>
        </table:table-row>
        <table:table-row table:style-name="ro2">
          <table:table-cell table:style-name="ce24" office:value-type="date" office:date-value="2005-02-16T00:00:00">
            <text:p>2/16/2005</text:p>
          </table:table-cell>
          <table:table-cell table:style-name="ce21" office:value-type="string">
            <text:p>ASSAULT, AGGRAVATED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2-18T00:00:00">
            <text:p>2/1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3-13T00:00:00">
            <text:p>3/13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5-09T00:00:00">
            <text:p>5/9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5-18T00:00:00">
            <text:p>5/18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6-13T00:00:00">
            <text:p>6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6-14T00:00:00">
            <text:p>6/1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6-14T00:00:00">
            <text:p>6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9-14T00:00:00">
            <text:p>9/1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10-06T00:00:00">
            <text:p>10/6/2005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LEIGH ROAD </text:p>
          </table:table-cell>
          <table:table-cell table:style-name="ce23" office:value-type="string">
            <text:p>KINGS COURT</text:p>
          </table:table-cell>
        </table:table-row>
        <table:table-row table:style-name="ro2">
          <table:table-cell table:style-name="ce24" office:value-type="date" office:date-value="2005-10-06T00:00:00">
            <text:p>10/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10-12T00:00:00">
            <text:p>10/12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12-29T00:00:00">
            <text:p>12/2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1-04T00:00:00">
            <text:p>1/4/2005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LEIGH ROAD &amp; GOOSLEY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1-04T00:00:00">
            <text:p>1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LEIGH ROAD &amp; GOOSLEY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6-26T00:00:00">
            <text:p>6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&amp; WALNUT DRIVE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1-15T00:00:00">
            <text:p>1/1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GNOLIA LANE </text:p>
          </table:table-cell>
          <table:table-cell table:style-name="ce21" office:value-type="string">
            <text:p>HICKORY HILLS</text:p>
          </table:table-cell>
        </table:table-row>
        <table:table-row table:style-name="ro2">
          <table:table-cell table:style-name="ce24" office:value-type="date" office:date-value="2005-04-20T00:00:00">
            <text:p>4/2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GNOLIA LANE </text:p>
          </table:table-cell>
          <table:table-cell table:style-name="ce21" office:value-type="string">
            <text:p>HICKORY HILLS</text:p>
          </table:table-cell>
        </table:table-row>
        <table:table-row table:style-name="ro2">
          <table:table-cell table:style-name="ce24" office:value-type="date" office:date-value="2005-04-20T00:00:00">
            <text:p>4/20/2005</text:p>
          </table:table-cell>
          <table:table-cell table:style-name="ce21" office:value-type="string">
            <text:p>RESISTING ARREST W/O THREAT OF FORCE </text:p>
          </table:table-cell>
          <table:table-cell table:style-name="ce21" office:value-type="string">
            <text:p>MAGNOLIA LANE </text:p>
          </table:table-cell>
          <table:table-cell table:style-name="ce21" office:value-type="string">
            <text:p>HICKORY HILLS</text:p>
          </table:table-cell>
        </table:table-row>
        <table:table-row table:style-name="ro2">
          <table:table-cell table:style-name="ce24" office:value-type="date" office:date-value="2005-10-30T00:00:00">
            <text:p>10/3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AGNOLIA LANE </text:p>
          </table:table-cell>
          <table:table-cell table:style-name="ce21" office:value-type="string">
            <text:p>HICKORY HILLS</text:p>
          </table:table-cell>
        </table:table-row>
        <table:table-row table:style-name="ro2">
          <table:table-cell table:style-name="ce24" office:value-type="date" office:date-value="2005-10-30T00:00:00">
            <text:p>10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GNOLIA LANE </text:p>
          </table:table-cell>
          <table:table-cell table:style-name="ce21" office:value-type="string">
            <text:p>HICKORY HILLS</text:p>
          </table:table-cell>
        </table:table-row>
        <table:table-row table:style-name="ro2">
          <table:table-cell table:style-name="ce24" office:value-type="date" office:date-value="2005-05-23T00:00:00">
            <text:p>5/23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MAIN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5-23T00:00:00">
            <text:p>5/2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AIN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5-23T00:00:00">
            <text:p>5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IN STREET &amp; ZWEYBRUCKEN ROAD </text:p>
          </table:table-cell>
        </table:table-row>
        <table:table-row table:style-name="ro2">
          <table:table-cell table:style-name="ce24" office:value-type="date" office:date-value="2005-07-02T00:00:00">
            <text:p>7/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APLE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09T00:00:00">
            <text:p>10/9/2005</text:p>
          </table:table-cell>
          <table:table-cell table:style-name="ce21" office:value-type="string">
            <text:p>RAPE </text:p>
          </table:table-cell>
          <table:table-cell table:style-name="ce21" office:value-type="string">
            <text:p>MAPLE ROAD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3-24T00:00:00">
            <text:p>3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AURICE COURT </text:p>
          </table:table-cell>
          <table:table-cell table:style-name="ce21" office:value-type="string">
            <text:p>ENDVIEW WOODS</text:p>
          </table:table-cell>
        </table:table-row>
        <table:table-row table:style-name="ro2">
          <table:table-cell table:style-name="ce24" office:value-type="date" office:date-value="2005-01-21T00:00:00">
            <text:p>1/21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MOORE HOUSE ROAD </text:p>
          </table:table-cell>
          <table:table-cell table:style-name="ce21" office:value-type="string">
            <text:p>TEMPLE FARM</text:p>
          </table:table-cell>
        </table:table-row>
        <table:table-row table:style-name="ro2">
          <table:table-cell table:style-name="ce24" office:value-type="date" office:date-value="2005-01-30T00:00:00">
            <text:p>1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 HOUSE ROAD </text:p>
          </table:table-cell>
          <table:table-cell table:style-name="ce21" office:value-type="string">
            <text:p>TEMPLE FARM</text:p>
          </table:table-cell>
        </table:table-row>
        <table:table-row table:style-name="ro2">
          <table:table-cell table:style-name="ce24" office:value-type="date" office:date-value="2005-04-27T00:00:00">
            <text:p>4/2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OORE HOUSE ROAD </text:p>
          </table:table-cell>
          <table:table-cell table:style-name="ce21" office:value-type="string">
            <text:p>TEMPLE FARM</text:p>
          </table:table-cell>
        </table:table-row>
        <table:table-row table:style-name="ro2">
          <table:table-cell table:style-name="ce24" office:value-type="date" office:date-value="2005-05-22T00:00:00">
            <text:p>5/2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 HOUSE ROAD </text:p>
          </table:table-cell>
          <table:table-cell table:style-name="ce21" office:value-type="string">
            <text:p>TEMPLE FARM</text:p>
          </table:table-cell>
        </table:table-row>
        <table:table-row table:style-name="ro2">
          <table:table-cell table:style-name="ce24" office:value-type="date" office:date-value="2005-05-22T00:00:00">
            <text:p>5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OORE HOUSE ROAD </text:p>
          </table:table-cell>
          <table:table-cell table:style-name="ce21" office:value-type="string">
            <text:p>TEMPLE FARM</text:p>
          </table:table-cell>
        </table:table-row>
        <table:table-row table:style-name="ro2">
          <table:table-cell table:style-name="ce24" office:value-type="date" office:date-value="2005-08-05T00:00:00">
            <text:p>8/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USE LANE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25T00:00:00">
            <text:p>9/2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USE LANE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29T00:00:00">
            <text:p>5/29/2005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NANCY COURT </text:p>
          </table:table-cell>
          <table:table-cell table:style-name="ce21" office:value-type="string">
            <text:p>YORKTOWN TERRACE</text:p>
          </table:table-cell>
        </table:table-row>
        <table:table-row table:style-name="ro2">
          <table:table-cell table:style-name="ce24" office:value-type="date" office:date-value="2005-07-03T00:00:00">
            <text:p>7/3/2005</text:p>
          </table:table-cell>
          <table:table-cell table:style-name="ce21" office:value-type="string">
            <text:p>CREDIT CARD THEFT </text:p>
          </table:table-cell>
          <table:table-cell table:style-name="ce21" office:value-type="string">
            <text:p>NORTH HAMILTON ROAD, COAST GUARD STATION </text:p>
          </table:table-cell>
        </table:table-row>
        <table:table-row table:style-name="ro2">
          <table:table-cell table:style-name="ce24" office:value-type="date" office:date-value="2005-12-01T00:00:00">
            <text:p>12/1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NORTH HAMILTON ROAD, COAST GUARD STATION </text:p>
          </table:table-cell>
        </table:table-row>
        <table:table-row table:style-name="ro2">
          <table:table-cell table:style-name="ce24" office:value-type="date" office:date-value="2005-01-04T00:00:00">
            <text:p>1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1-06T00:00:00">
            <text:p>1/6/2005</text:p>
          </table:table-cell>
          <table:table-cell table:style-name="ce21" office:value-type="string">
            <text:p>SALE, DISTRIBUTE MARIJUANA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1-09T00:00:00">
            <text:p>1/9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1-11T00:00:00">
            <text:p>1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1-16T00:00:00">
            <text:p>1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2-22T00:00:00">
            <text:p>2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2-22T00:00:00">
            <text:p>2/22/200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2-25T00:00:00">
            <text:p>2/25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2-27T00:00:00">
            <text:p>2/27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3-02T00:00:00">
            <text:p>3/2/2005</text:p>
          </table:table-cell>
          <table:table-cell table:style-name="ce21" office:value-type="string">
            <text:p>SALE, DISTRIBUTE MARIJUANA &gt;1/2 OZ &lt;=5 LB </text:p>
          </table:table-cell>
          <table:table-cell table:style-name="ce21" office:value-type="string">
            <text:p>OLD WILLIAMSBURG ROAD </text:p>
          </table:table-cell>
        </table:table-row>
        <table:table-row table:style-name="ro2">
          <table:table-cell table:style-name="ce24" office:value-type="date" office:date-value="2005-03-04T00:00:00">
            <text:p>3/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3-09T00:00:00">
            <text:p>3/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3-18T00:00:00">
            <text:p>3/18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3-29T00:00:00">
            <text:p>3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3-29T00:00:00">
            <text:p>3/29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4-15T00:00:00">
            <text:p>4/15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4-16T00:00:00">
            <text:p>4/16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4-22T00:00:00">
            <text:p>4/2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14T00:00:00">
            <text:p>5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30T00:00:00">
            <text:p>5/30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5-30T00:00:00">
            <text:p>5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6-02T00:00:00">
            <text:p>6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</table:table-row>
        <table:table-row table:style-name="ro2">
          <table:table-cell table:style-name="ce24" office:value-type="date" office:date-value="2005-06-03T00:00:00">
            <text:p>6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6-10T00:00:00">
            <text:p>6/1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ILLIAMSBURG ROAD </text:p>
          </table:table-cell>
        </table:table-row>
        <table:table-row table:style-name="ro2">
          <table:table-cell table:style-name="ce24" office:value-type="date" office:date-value="2005-06-10T00:00:00">
            <text:p>6/1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WILLIAMSBURG ROAD </text:p>
          </table:table-cell>
        </table:table-row>
        <table:table-row table:style-name="ro2">
          <table:table-cell table:style-name="ce24" office:value-type="date" office:date-value="2005-06-16T00:00:00">
            <text:p>6/16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6-19T00:00:00">
            <text:p>6/1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6-21T00:00:00">
            <text:p>6/2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7-04T00:00:00">
            <text:p>7/4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7-08T00:00:00">
            <text:p>7/8/2005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OLD WILLIAMSBURG ROAD </text:p>
          </table:table-cell>
        </table:table-row>
        <table:table-row table:style-name="ro2">
          <table:table-cell table:style-name="ce24" office:value-type="date" office:date-value="2005-07-08T00:00:00">
            <text:p>7/8/200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OLD WILLIAMSBURG ROAD </text:p>
          </table:table-cell>
          <table:table-cell table:style-name="ce21"/>
        </table:table-row>
        <table:table-row table:style-name="ro2">
          <table:table-cell table:style-name="ce24" office:value-type="date" office:date-value="2005-07-08T00:00:00">
            <text:p>7/8/2005</text:p>
          </table:table-cell>
          <table:table-cell table:style-name="ce21" office:value-type="string">
            <text:p>DISPLAY FIREARM IN COMMISSION OF FELONY </text:p>
          </table:table-cell>
          <table:table-cell table:style-name="ce21" office:value-type="string">
            <text:p>OLD WILLIAMSBURG ROAD </text:p>
          </table:table-cell>
        </table:table-row>
        <table:table-row table:style-name="ro2">
          <table:table-cell table:style-name="ce24" office:value-type="date" office:date-value="2005-07-10T00:00:00">
            <text:p>7/10/2005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7-14T00:00:00">
            <text:p>7/14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7-17T00:00:00">
            <text:p>7/1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7-19T00:00:00">
            <text:p>7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7-27T00:00:00">
            <text:p>7/27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01T00:00:00">
            <text:p>8/1/2005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09T00:00:00">
            <text:p>8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09T00:00:00">
            <text:p>8/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10T00:00:00">
            <text:p>8/10/2005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22T00:00:00">
            <text:p>8/22/200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22T00:00:00">
            <text:p>8/2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8-26T00:00:00">
            <text:p>8/26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05T00:00:00">
            <text:p>9/5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15T00:00:00">
            <text:p>9/1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19T00:00:00">
            <text:p>9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20T00:00:00">
            <text:p>9/20/200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9-29T00:00:00">
            <text:p>9/2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03T00:00:00">
            <text:p>10/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07T00:00:00">
            <text:p>10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24T00:00:00">
            <text:p>10/24/2005</text:p>
          </table:table-cell>
          <table:table-cell table:style-name="ce21" office:value-type="string">
            <text:p>CONSPIRACY TO COMMIT FELONY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24T00:00:00">
            <text:p>10/24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24T00:00:00">
            <text:p>10/24/2005</text:p>
          </table:table-cell>
          <table:table-cell table:style-name="ce21" office:value-type="string">
            <text:p>PROSTITUTION OR SOLICITATION OF PROSTITU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24T00:00:00">
            <text:p>10/24/2005</text:p>
          </table:table-cell>
          <table:table-cell table:style-name="ce21" office:value-type="string">
            <text:p>SOLICITATION TO COMMIT FELONY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27T00:00:00">
            <text:p>10/27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28T00:00:00">
            <text:p>10/28/200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30T00:00:00">
            <text:p>10/30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0-30T00:00:00">
            <text:p>10/3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04T00:00:00">
            <text:p>11/4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08T00:00:00">
            <text:p>11/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15T00:00:00">
            <text:p>11/15/2005</text:p>
          </table:table-cell>
          <table:table-cell table:style-name="ce21" office:value-type="string">
            <text:p>ASSAULT OR BATTERY BY MOB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19T00:00:00">
            <text:p>11/19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20T00:00:00">
            <text:p>11/2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23T00:00:00">
            <text:p>11/2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26T00:00:00">
            <text:p>11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1-26T00:00:00">
            <text:p>11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2-06T00:00:00">
            <text:p>12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2-19T00:00:00">
            <text:p>12/19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2-28T00:00:00">
            <text:p>12/28/2005</text:p>
          </table:table-cell>
          <table:table-cell table:style-name="ce21" office:value-type="string">
            <text:p>FUGITIVE FROM JUSTICE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12-29T00:00:00">
            <text:p>12/2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LD WILLIAMSBURG ROAD </text:p>
          </table:table-cell>
          <table:table-cell table:style-name="ce21" office:value-type="string">
            <text:p>LACKEY</text:p>
          </table:table-cell>
        </table:table-row>
        <table:table-row table:style-name="ro2">
          <table:table-cell table:style-name="ce24" office:value-type="date" office:date-value="2005-02-17T00:00:00">
            <text:p>2/17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3-02T00:00:00">
            <text:p>3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3-12T00:00:00">
            <text:p>3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4-04T00:00:00">
            <text:p>4/4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4-05T00:00:00">
            <text:p>4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06T00:00:00">
            <text:p>5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06T00:00:00">
            <text:p>5/6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15T00:00:00">
            <text:p>5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24T00:00:00">
            <text:p>5/2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24T00:00:00">
            <text:p>5/24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29T00:00:00">
            <text:p>5/29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29T00:00:00">
            <text:p>5/29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29T00:00:00">
            <text:p>5/29/2005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6-17T00:00:00">
            <text:p>6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6-29T00:00:00">
            <text:p>6/29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7-20T00:00:00">
            <text:p>7/2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8-08T00:00:00">
            <text:p>8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9-08T00:00:00">
            <text:p>9/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9-19T00:00:00">
            <text:p>9/19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9-19T00:00:00">
            <text:p>9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9-20T00:00:00">
            <text:p>9/20/2005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9-28T00:00:00">
            <text:p>9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0-02T00:00:00">
            <text:p>10/2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0-18T00:00:00">
            <text:p>10/18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0-19T00:00:00">
            <text:p>10/19/2005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0-19T00:00:00">
            <text:p>10/1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0-28T00:00:00">
            <text:p>10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1-05T00:00:00">
            <text:p>11/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1-14T00:00:00">
            <text:p>11/14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1-18T00:00:00">
            <text:p>11/1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1-28T00:00:00">
            <text:p>11/28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2-07T00:00:00">
            <text:p>12/7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2-07T00:00:00">
            <text:p>12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2-13T00:00:00">
            <text:p>12/13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12-20T00:00:00">
            <text:p>12/20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YORK-HAMPTON HIGHWAY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21T00:00:00">
            <text:p>5/2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-HAMPTON HIGHWAY &amp; BATTLE ROAD 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8-04T00:00:00">
            <text:p>8/4/200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YORK-HAMPTON HWY &amp; HORNSBYVILLE RD 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5-15T00:00:00">
            <text:p>5/15/2005</text:p>
          </table:table-cell>
          <table:table-cell table:style-name="ce21" office:value-type="string">
            <text:p>DEAD ON ARRIVAL </text:p>
          </table:table-cell>
          <table:table-cell table:style-name="ce22" office:value-type="string">
            <text:p>PULASKI STREET </text:p>
          </table:table-cell>
          <table:table-cell table:style-name="ce23" office:value-type="string">
            <text:p>YORKTOWN</text:p>
          </table:table-cell>
        </table:table-row>
        <table:table-row table:style-name="ro2">
          <table:table-cell table:style-name="ce24" office:value-type="date" office:date-value="2005-04-27T00:00:00">
            <text:p>4/27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RIVERMEADE APTS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30T00:00:00">
            <text:p>5/30/2005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RIVERMEADE BASKETBALL COURT </text:p>
          </table:table-cell>
          <table:table-cell table:style-name="ce23" office:value-type="string">
            <text:p>RIVERMEADE</text:p>
          </table:table-cell>
        </table:table-row>
        <table:table-row table:style-name="ro2">
          <table:table-cell table:style-name="ce24" office:value-type="date" office:date-value="2005-02-28T00:00:00">
            <text:p>2/2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2-28T00:00:00">
            <text:p>2/28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4-07T00:00:00">
            <text:p>4/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30T00:00:00">
            <text:p>5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5-31T00:00:00">
            <text:p>5/3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6-01T00:00:00">
            <text:p>6/1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6-14T00:00:00">
            <text:p>6/14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6-27T00:00:00">
            <text:p>6/2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7-05T00:00:00">
            <text:p>7/5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8-02T00:00:00">
            <text:p>8/2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0-15T00:00:00">
            <text:p>10/15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2-12T00:00:00">
            <text:p>12/12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2-12T00:00:00">
            <text:p>12/12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12-26T00:00:00">
            <text:p>12/2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1-28T00:00:00">
            <text:p>1/28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IVERMEADE COURT &amp; TOWNLEY COURT </text:p>
          </table:table-cell>
          <table:table-cell table:style-name="ce21" office:value-type="string">
            <text:p>RIVERMEADE</text:p>
          </table:table-cell>
        </table:table-row>
        <table:table-row table:style-name="ro2">
          <table:table-cell table:style-name="ce24" office:value-type="date" office:date-value="2005-02-08T00:00:00">
            <text:p>2/8/2005</text:p>
          </table:table-cell>
          <table:table-cell table:style-name="ce21" office:value-type="string">
            <text:p>MISSING PERSON </text:p>
          </table:table-cell>
          <table:table-cell/>
          <table:table-cell table:style-name="ce21" office:value-type="string">
            <text:p>SMITH STREET </text:p>
          </table:table-cell>
        </table:table-row>
        <table:table-row table:style-name="ro2">
          <table:table-cell table:style-name="ce24" office:value-type="date" office:date-value="2005-10-18T00:00:00">
            <text:p>10/18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ONSHINE WAY </text:p>
          </table:table-cell>
        </table:table-row>
        <table:table-row table:style-name="ro2">
          <table:table-cell table:style-name="ce24" office:value-type="date" office:date-value="2005-10-18T00:00:00">
            <text:p>10/18/2005</text:p>
          </table:table-cell>
          <table:table-cell table:style-name="ce21" office:value-type="string">
            <text:p>TRESPASSING </text:p>
          </table:table-cell>
          <table:table-cell table:style-name="ce22" office:value-type="string">
            <text:p>SONSHINE WAY </text:p>
          </table:table-cell>
          <table:table-cell table:style-name="ce21"/>
        </table:table-row>
        <table:table-row table:style-name="ro2">
          <table:table-cell table:style-name="ce24" office:value-type="date" office:date-value="2005-02-21T00:00:00">
            <text:p>2/21/2005</text:p>
          </table:table-cell>
          <table:table-cell table:style-name="ce21" office:value-type="string">
            <text:p>ATTEMPTED SUICIDE </text:p>
          </table:table-cell>
          <table:table-cell table:style-name="ce22" office:value-type="string">
            <text:p>TALIAFERRO DRIVE </text:p>
          </table:table-cell>
          <table:table-cell table:style-name="ce21"/>
        </table:table-row>
        <table:table-row table:style-name="ro2">
          <table:table-cell table:style-name="ce24" office:value-type="date" office:date-value="2005-09-10T00:00:00">
            <text:p>9/10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ALLIAFERRO ROAD </text:p>
          </table:table-cell>
        </table:table-row>
        <table:table-row table:style-name="ro2">
          <table:table-cell table:style-name="ce24" office:value-type="date" office:date-value="2005-09-10T00:00:00">
            <text:p>9/10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ALLIAFERRO ROAD </text:p>
          </table:table-cell>
          <table:table-cell table:style-name="ce21"/>
        </table:table-row>
        <table:table-row table:style-name="ro2">
          <table:table-cell table:style-name="ce24" office:value-type="date" office:date-value="2005-02-04T00:00:00">
            <text:p>2/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</table:table-row>
        <table:table-row table:style-name="ro2">
          <table:table-cell table:style-name="ce24" office:value-type="date" office:date-value="2005-02-04T00:00:00">
            <text:p>2/4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04-17T00:00:00">
            <text:p>4/17/200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OWNLEY COURT </text:p>
          </table:table-cell>
        </table:table-row>
        <table:table-row table:style-name="ro2">
          <table:table-cell table:style-name="ce24" office:value-type="date" office:date-value="2005-04-19T00:00:00">
            <text:p>4/1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WNLEY COURT </text:p>
          </table:table-cell>
        </table:table-row>
        <table:table-row table:style-name="ro2">
          <table:table-cell table:style-name="ce24" office:value-type="date" office:date-value="2005-06-04T00:00:00">
            <text:p>6/4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06-15T00:00:00">
            <text:p>6/15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TOWNLEY COURT </text:p>
          </table:table-cell>
        </table:table-row>
        <table:table-row table:style-name="ro2">
          <table:table-cell table:style-name="ce24" office:value-type="date" office:date-value="2005-06-15T00:00:00">
            <text:p>6/15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07-31T00:00:00">
            <text:p>7/31/2005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08-09T00:00:00">
            <text:p>8/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08-09T00:00:00">
            <text:p>8/9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WNLEY COURT </text:p>
          </table:table-cell>
        </table:table-row>
        <table:table-row table:style-name="ro2">
          <table:table-cell table:style-name="ce24" office:value-type="date" office:date-value="2005-08-09T00:00:00">
            <text:p>8/9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09-21T00:00:00">
            <text:p>9/21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10-14T00:00:00">
            <text:p>10/14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11-01T00:00:00">
            <text:p>11/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11-01T00:00:00">
            <text:p>11/1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TOWNLEY COURT </text:p>
          </table:table-cell>
          <table:table-cell table:style-name="ce21"/>
        </table:table-row>
        <table:table-row table:style-name="ro2">
          <table:table-cell table:style-name="ce24" office:value-type="date" office:date-value="2005-03-24T00:00:00">
            <text:p>3/24/2005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VIVIAN COURT </text:p>
          </table:table-cell>
        </table:table-row>
        <table:table-row table:style-name="ro2">
          <table:table-cell table:style-name="ce24" office:value-type="date" office:date-value="2005-01-31T00:00:00">
            <text:p>1/31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</table:table-row>
        <table:table-row table:style-name="ro2">
          <table:table-cell table:style-name="ce24" office:value-type="date" office:date-value="2005-05-17T00:00:00">
            <text:p>5/1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</table:table-row>
        <table:table-row table:style-name="ro2">
          <table:table-cell table:style-name="ce24" office:value-type="date" office:date-value="2005-05-29T00:00:00">
            <text:p>5/29/2005</text:p>
          </table:table-cell>
          <table:table-cell table:style-name="ce21" office:value-type="string">
            <text:p>MAIMING </text:p>
          </table:table-cell>
          <table:table-cell table:style-name="ce21" office:value-type="string">
            <text:p>WALNUT DRIVE </text:p>
          </table:table-cell>
          <table:table-cell table:style-name="ce21"/>
        </table:table-row>
        <table:table-row table:style-name="ro2">
          <table:table-cell table:style-name="ce24" office:value-type="date" office:date-value="2005-06-07T00:00:00">
            <text:p>6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</table:table-row>
        <table:table-row table:style-name="ro2">
          <table:table-cell table:style-name="ce24" office:value-type="date" office:date-value="2005-07-10T00:00:00">
            <text:p>7/10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NUT DRIVE </text:p>
          </table:table-cell>
          <table:table-cell table:style-name="ce21"/>
        </table:table-row>
        <table:table-row table:style-name="ro2">
          <table:table-cell table:style-name="ce24" office:value-type="date" office:date-value="2005-07-30T00:00:00">
            <text:p>7/3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</table:table-row>
        <table:table-row table:style-name="ro2">
          <table:table-cell table:style-name="ce24" office:value-type="date" office:date-value="2005-09-13T00:00:00">
            <text:p>9/13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WALNUT DRIVE </text:p>
          </table:table-cell>
        </table:table-row>
        <table:table-row table:style-name="ro2">
          <table:table-cell table:style-name="ce24" office:value-type="date" office:date-value="2005-10-03T00:00:00">
            <text:p>10/3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LNUT DRIVE </text:p>
          </table:table-cell>
          <table:table-cell table:style-name="ce21"/>
        </table:table-row>
        <table:table-row table:style-name="ro2">
          <table:table-cell table:style-name="ce24" office:value-type="date" office:date-value="2005-11-09T00:00:00">
            <text:p>11/9/200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WALNUT DRIVE </text:p>
          </table:table-cell>
          <table:table-cell table:style-name="ce21"/>
        </table:table-row>
        <table:table-row table:style-name="ro2">
          <table:table-cell table:style-name="ce24" office:value-type="date" office:date-value="2005-10-06T00:00:00">
            <text:p>10/6/2005</text:p>
          </table:table-cell>
          <table:table-cell table:style-name="ce21" office:value-type="string">
            <text:p>SALE, POSSESSION CONTROLLED SUBSTANCE </text:p>
          </table:table-cell>
          <table:table-cell table:style-name="ce21" office:value-type="string">
            <text:p>WALNUT DRIVE &amp; LEIGH ROAD </text:p>
          </table:table-cell>
          <table:table-cell table:style-name="ce21" office:value-type="string">
            <text:p>KINGS COURT</text:p>
          </table:table-cell>
        </table:table-row>
        <table:table-row table:style-name="ro2">
          <table:table-cell table:style-name="ce24" office:value-type="date" office:date-value="2005-01-25T00:00:00">
            <text:p>1/25/2005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WATER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3-06T00:00:00">
            <text:p>3/6/2005</text:p>
          </table:table-cell>
          <table:table-cell table:style-name="ce21" office:value-type="string">
            <text:p>FRAUD-INNKEEPER </text:p>
          </table:table-cell>
          <table:table-cell table:style-name="ce22" office:value-type="string">
            <text:p>WATER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3-14T00:00:00">
            <text:p>3/14/2005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WATER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3-16T00:00:00">
            <text:p>3/16/2005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4-25T00:00:00">
            <text:p>4/25/2005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WATER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4-27T00:00:00">
            <text:p>4/27/2005</text:p>
          </table:table-cell>
          <table:table-cell table:style-name="ce21" office:value-type="string">
            <text:p>GRAND LARCENY </text:p>
          </table:table-cell>
          <table:table-cell table:style-name="ce22" office:value-type="string">
            <text:p>WATER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5-12T00:00:00">
            <text:p>5/12/2005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WATER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5-13T00:00:00">
            <text:p>5/13/2005</text:p>
          </table:table-cell>
          <table:table-cell table:style-name="ce21" office:value-type="string">
            <text:p>ASSAULT, SIMPLE </text:p>
          </table:table-cell>
          <table:table-cell table:style-name="ce22" office:value-type="string">
            <text:p>WATER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5-14T00:00:00">
            <text:p>5/14/2005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5-26T00:00:00">
            <text:p>5/26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5-27T00:00:00">
            <text:p>5/27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5-28T00:00:00">
            <text:p>5/28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5-29T00:00:00">
            <text:p>5/29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6-07T00:00:00">
            <text:p>6/7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6-14T00:00:00">
            <text:p>6/14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6-16T00:00:00">
            <text:p>6/1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6-25T00:00:00">
            <text:p>6/2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7-02T00:00:00">
            <text:p>7/2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7-06T00:00:00">
            <text:p>7/6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7-07T00:00:00">
            <text:p>7/7/200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7-07T00:00:00">
            <text:p>7/7/2005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7-13T00:00:00">
            <text:p>7/13/2005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7-14T00:00:00">
            <text:p>7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7-15T00:00:00">
            <text:p>7/15/2005</text:p>
          </table:table-cell>
          <table:table-cell table:style-name="ce21" office:value-type="string">
            <text:p>BURGLARY (HOTEL/STORAGE FACILITY)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8-01T00:00:00">
            <text:p>8/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8-04T00:00:00">
            <text:p>8/4/2005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8-04T00:00:00">
            <text:p>8/4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8-08T00:00:00">
            <text:p>8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8-10T00:00:00">
            <text:p>8/10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8-13T00:00:00">
            <text:p>8/1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9-07T00:00:00">
            <text:p>9/7/2005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9-10T00:00:00">
            <text:p>9/10/2005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WATER STREET </text:p>
          </table:table-cell>
          <table:table-cell table:style-name="ce21" office:value-type="string">
            <text:p>YORKTOWN</text:p>
          </table:table-cell>
        </table:table-row>
        <table:table-row table:style-name="ro2">
          <table:table-cell table:style-name="ce24" office:value-type="date" office:date-value="2005-09-15T00:00:00">
            <text:p>9/15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9-22T00:00:00">
            <text:p>9/22/200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9-30T00:00:00">
            <text:p>9/30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10-08T00:00:00">
            <text:p>10/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10-19T00:00:00">
            <text:p>10/19/200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10-22T00:00:00">
            <text:p>10/22/2005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12-05T00:00:00">
            <text:p>12/5/2005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12-07T00:00:00">
            <text:p>12/7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12-13T00:00:00">
            <text:p>12/1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</table:table-row>
        <table:table-row table:style-name="ro2">
          <table:table-cell table:style-name="ce24" office:value-type="date" office:date-value="2005-06-13T00:00:00">
            <text:p>6/13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&amp; MATHEWS STREET </text:p>
          </table:table-cell>
        </table:table-row>
        <table:table-row table:style-name="ro2">
          <table:table-cell table:style-name="ce24" office:value-type="date" office:date-value="2005-09-11T00:00:00">
            <text:p>9/11/2005</text:p>
          </table:table-cell>
          <table:table-cell table:style-name="ce21" office:value-type="string">
            <text:p>ARSON </text:p>
          </table:table-cell>
          <table:table-cell table:style-name="ce21" office:value-type="string">
            <text:p>WATER STREET &amp; READ STREET </text:p>
          </table:table-cell>
          <table:table-cell table:style-name="ce21"/>
        </table:table-row>
        <table:table-row table:style-name="ro2">
          <table:table-cell table:style-name="ce24" office:value-type="date" office:date-value="2005-06-26T00:00:00">
            <text:p>6/26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HITT COURT </text:p>
          </table:table-cell>
        </table:table-row>
        <table:table-row table:style-name="ro2">
          <table:table-cell table:style-name="ce24" office:value-type="date" office:date-value="2005-11-11T00:00:00">
            <text:p>11/11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T COURT </text:p>
          </table:table-cell>
        </table:table-row>
        <table:table-row table:style-name="ro2">
          <table:table-cell table:style-name="ce24" office:value-type="date" office:date-value="2005-12-17T00:00:00">
            <text:p>12/17/2005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WHITT COURT </text:p>
          </table:table-cell>
        </table:table-row>
        <table:table-row table:style-name="ro2">
          <table:table-cell table:style-name="ce24" office:value-type="date" office:date-value="2005-03-31T00:00:00">
            <text:p>3/31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 DRIVE </text:p>
          </table:table-cell>
        </table:table-row>
        <table:table-row table:style-name="ro2">
          <table:table-cell table:style-name="ce24" office:value-type="date" office:date-value="2005-10-03T00:00:00">
            <text:p>10/3/200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YORK DRIVE </text:p>
          </table:table-cell>
        </table:table-row>
        <table:table-row table:style-name="ro2">
          <table:table-cell table:style-name="ce24" office:value-type="date" office:date-value="2005-12-23T00:00:00">
            <text:p>12/23/200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YORK DRIVE </text:p>
          </table:table-cell>
        </table:table-row>
        <table:table-row table:style-name="ro2">
          <table:table-cell table:style-name="ce24" office:value-type="date" office:date-value="2005-12-28T00:00:00">
            <text:p>12/28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RIVE </text:p>
          </table:table-cell>
        </table:table-row>
        <table:table-row table:style-name="ro2">
          <table:table-cell table:style-name="ce24" office:value-type="date" office:date-value="2005-09-10T00:00:00">
            <text:p>9/10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BEACH </text:p>
          </table:table-cell>
        </table:table-row>
        <table:table-row table:style-name="ro2">
          <table:table-cell table:style-name="ce24" office:value-type="date" office:date-value="2005-11-03T00:00:00">
            <text:p>11/3/2005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YORKTOWN BEACH </text:p>
          </table:table-cell>
        </table:table-row>
        <table:table-row table:style-name="ro2">
          <table:table-cell table:style-name="ce24" office:value-type="date" office:date-value="2005-11-03T00:00:00">
            <text:p>11/3/2005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YORKTOWN BEACH </text:p>
          </table:table-cell>
        </table:table-row>
        <table:table-row table:style-name="ro2">
          <table:table-cell table:style-name="ce24" office:value-type="date" office:date-value="2005-07-14T00:00:00">
            <text:p>7/14/200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TOWN BEACH, NPS PICNIC ARE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